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8pt" fo:font-weight="bold" officeooo:rsid="001d0c30" officeooo:paragraph-rsid="001d0c30" style:font-size-asian="18pt" style:font-weight-asian="bold" style:font-size-complex="18pt" style:font-weight-complex="bold"/>
    </style:style>
    <style:style style:name="P2" style:family="paragraph" style:parent-style-name="Standard">
      <style:text-properties style:font-name="Arial" fo:font-size="18pt" fo:font-weight="normal" officeooo:rsid="001d0c30" officeooo:paragraph-rsid="001d0c30" style:font-size-asian="18pt" style:font-weight-asian="normal" style:font-size-complex="18pt" style:font-weight-complex="normal"/>
    </style:style>
    <style:style style:name="P3" style:family="paragraph" style:parent-style-name="Standard">
      <style:text-properties style:font-name="Arial" fo:font-size="14pt" fo:font-weight="normal" officeooo:rsid="001d0c30" officeooo:paragraph-rsid="0024a12c" style:font-size-asian="12.25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normal" officeooo:rsid="001d0c30" officeooo:paragraph-rsid="00268ee6" style:font-size-asian="12.25pt" style:font-weight-asian="normal" style:font-size-complex="14pt" style:font-weight-complex="normal"/>
    </style:style>
    <style:style style:name="P5" style:family="paragraph" style:parent-style-name="Standard">
      <style:text-properties style:font-name="Arial" fo:font-size="14pt" fo:font-weight="normal" officeooo:rsid="001d0c30" officeooo:paragraph-rsid="00283269" style:font-size-asian="12.25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1d0c30" officeooo:paragraph-rsid="002d01bf" style:font-size-asian="12.25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1d0c30" officeooo:paragraph-rsid="001d0c30" style:font-size-asian="12.25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1d0c30" officeooo:paragraph-rsid="002d3c21" style:font-size-asian="12.25pt" style:font-weight-asian="normal" style:font-size-complex="14pt" style:font-weight-complex="normal"/>
    </style:style>
    <style:style style:name="P9" style:family="paragraph">
      <style:paragraph-properties fo:text-align="start"/>
      <style:text-properties style:text-line-through-style="none" style:text-line-through-type="none" style:font-name="Arial1" fo:font-size="14pt" fo:font-style="normal" style:text-underline-style="none" fo:font-weight="normal"/>
    </style:style>
    <style:style style:name="T1" style:family="text">
      <style:text-properties officeooo:rsid="002b31c7"/>
    </style:style>
    <style:style style:name="T2" style:family="text">
      <style:text-properties officeooo:rsid="002d01bf"/>
    </style:style>
    <style:style style:name="T3" style:family="text">
      <style:text-properties officeooo:rsid="002d3c21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666666" fo:font-size="8pt" style:font-size-asian="8pt" style:font-size-complex="8pt"/>
    </style:style>
    <style:style style:name="T6" style:family="text">
      <style:text-properties fo:color="#666666" fo:font-size="9pt" style:font-size-asian="9pt" style:font-size-complex="9pt"/>
    </style: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area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6" form:id="control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7" form:id="control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1" form:control-implementation="ooo:com.sun.star.form.component.TextField" xml:id="control8" form:id="control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EnableVisible" office:value-type="boolean" office:boolean-value="false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Вопросы 2<text:span text:style-name="T3">8</text:span></text:p>
      <text:p text:style-name="P2">Ответьте на вопросы о прочитанном</text:p>
      <text:p text:style-name="P7"/>
      <text:p text:style-name="P8"><text:span text:style-name="T3">1. </text:span>Кто дядя? Что он любит? Когда он родился?<draw:control text:anchor-type="as-char" svg:y="0.2583in" draw:z-index="0" draw:name="Shape1" draw:style-name="gr1" draw:text-style-name="P9" svg:width="6.9504in" svg:height="0.7425in" draw:control="control1"/></text:p>
      <text:p text:style-name="P8"/>
      <text:p text:style-name="P8"><text:span text:style-name="T3">2. </text:span>Почему радио было полезно <text:span text:style-name="T6">(useful)</text:span> для него в это время?<draw:control text:anchor-type="as-char" svg:y="0.2583in" draw:z-index="1" draw:name="Shape1" draw:style-name="gr1" draw:text-style-name="P9" svg:width="6.9504in" svg:height="0.7425in" draw:control="control2"/></text:p>
      <text:p text:style-name="P8"/>
      <text:p text:style-name="P8"><text:span text:style-name="T3">3. </text:span>Что дядя мог делать со своим радио? С кем?<draw:control text:anchor-type="as-char" svg:y="0.2583in" draw:z-index="2" draw:name="Shape1" draw:style-name="gr1" draw:text-style-name="P9" svg:width="6.9504in" svg:height="0.7425in" draw:control="control3"/></text:p>
      <text:p text:style-name="P8"/>
      <text:p text:style-name="P8"><text:span text:style-name="T3">4. </text:span>Что ему нужно, чтобы поговорить по радио?<draw:control text:anchor-type="as-char" svg:y="0.2583in" draw:z-index="3" draw:name="Shape1" draw:style-name="gr1" draw:text-style-name="P9" svg:width="6.9504in" svg:height="0.7425in" draw:control="control4"/></text:p>
      <text:p text:style-name="P8"/>
      <text:p text:style-name="P8"><text:span text:style-name="T3">5. </text:span>Какие вещи часто останавливают радиосигналы?<draw:control text:anchor-type="as-char" svg:y="0.2583in" draw:z-index="4" draw:name="Shape1" draw:style-name="gr1" draw:text-style-name="P9" svg:width="6.9504in" svg:height="0.7425in" draw:control="control5"/></text:p>
      <text:p text:style-name="P8"/>
      <text:p text:style-name="P8"><text:span text:style-name="T3">6. </text:span>С кем дядя мог общаться? Они далеко?<draw:control text:anchor-type="as-char" svg:y="0.2583in" draw:z-index="5" draw:name="Shape1" draw:style-name="gr1" draw:text-style-name="P9" svg:width="6.9504in" svg:height="0.7425in" draw:control="control6"/></text:p>
      <text:p text:style-name="P8"><text:soft-page-break/></text:p>
      <text:p text:style-name="P8"><text:span text:style-name="T3">7. </text:span>Опишите фото (“радио-лачуга”). Какие вещи вы видите?<draw:control text:anchor-type="as-char" svg:y="0.2583in" draw:z-index="6" draw:name="Shape1" draw:style-name="gr1" draw:text-style-name="P9" svg:width="6.9504in" svg:height="0.7425in" draw:control="control7"/></text:p>
      <text:p text:style-name="P8"/>
      <text:p text:style-name="P8"><text:span text:style-name="T3">8. </text:span>Что дядя сейчас делает с радио? Как часто? С кем?<draw:control text:anchor-type="as-char" svg:y="0.2583in" draw:z-index="7" draw:name="Shape1" draw:style-name="gr1" draw:text-style-name="P9" svg:width="6.9504in" svg:height="0.7425in" draw:control="control8"/></text:p>
      <text:p text:style-name="P8"/>
      <text:p text:style-name="P6"/>
      <text:p text:style-name="P6"/>
      <text:p text:style-name="P5"/>
      <text:p text:style-name="P5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7:36:51.285189475</meta:creation-date>
    <dc:date>2019-02-27T14:58:37.213832011</dc:date>
    <meta:editing-duration>PT26M8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2" meta:paragraph-count="10" meta:word-count="78" meta:character-count="428" meta:non-whitespace-character-count="360"/>
  </office:meta>
</office:document-meta>
</file>